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697222222222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ملاقات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1">
            <text:p>{{appName}} مالټایانو لخوا تاسو سره ډیجیټال کومک دی. دلته تاسو سیمه ییز معلومات، ستاسو د مرکز ملاقاتونه او مشوره پیدا کولی شئ. تل تازه او ستاسو په ژبه کې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ملاقات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1">
            <text:p>له بده مرغه دا ملاقات پیدا نش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1">
            <text:p>ملاقاتونو ته تل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ملاقات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1">
            <text:p>دا مهال کوم ملاقات نشت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1">
            <text:p>د "{{event}}" ملاقات منځپانګ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1">
            <text:p>{{appName}} مالټایانو لخوا ستاسو ډیجیټال کومک د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ملاقات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1">
            <text:p>اوسني ملاقاتونه او غونډ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ملاقات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1">
            <text:p>ملاقاتونه نشته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Gebruiker</meta:initial-creator>
    <dc:creator>Gebruiker</dc:creator>
    <meta:creation-date>2020-08-12T16:37:36Z</meta:creation-date>
    <dc:date>2020-08-12T16:37:36Z</dc:date>
  </office:meta>
</office:document-meta>
</file>